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ab67"/>
    </style:style>
    <style:style style:name="P2" style:family="paragraph" style:parent-style-name="Standard">
      <style:text-properties officeooo:rsid="001309ca" officeooo:paragraph-rsid="001309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Код программы</text:p>
      <text:p text:style-name="Standard"><text:s text:c="4"/>Скрипт калибровки шагового двигателя</text:p>
      <text:p text:style-name="Standard"><text:s text:c="4"/>Скрипт калибровки датчика далвения</text:p>
      <text:p text:style-name="Standard"><text:s text:c="4"/>Скрипт для проведения измерений</text:p>
      <text:p text:style-name="Standard"><text:s text:c="4"/>Скрипт обработки данных</text:p>
      <text:p text:style-name="Standard"><text:s text:c="4"/>Функции</text:p>
      <text:p text:style-name="Standard">Эксперимент</text:p>
      <text:p text:style-name="Standard"><text:s text:c="4"/>Калибровка</text:p>
      <text:p text:style-name="Standard"><text:s text:c="4"/>Графики давления по сечениям</text:p>
      <text:p text:style-name="Standard"><text:s text:c="4"/>График зависимости расхода от расстояния до сопла</text:p>
      <text:p text:style-name="Standard"/>
      <text:p text:style-name="Standard"/>
      <text:p text:style-name="P1">Код программы:</text:p>
      <text:p text:style-name="P1"><text:tab/>Все материалы находятся в <text:a xlink:type="simple" xlink:href="https://github.com/bbaarryy/get/tree/main/Lab_air" text:style-name="Internet_20_link" text:visited-style-name="Visited_20_Internet_20_Link">https://github.com/bbaarryy/get/tree/main/Lab_air</text:a>. </text:p>
      <text:p text:style-name="P1"><text:tab/></text:p>
      <text:p text:style-name="P2">В частности скрипт калибровки шагового двигателя:</text:p>
      <text:p text:style-name="P2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4T14:59:38.777498752</meta:creation-date>
    <dc:date>2025-11-24T15:21:02.324852528</dc:date>
    <meta:editing-duration>PT11M12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15" meta:word-count="44" meta:character-count="417" meta:non-whitespace-character-count="350"/>
  </office:meta>
</office:document-meta>
</file>